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bcd" officeooo:paragraph-rsid="0001db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i tjsaiudfhuisfla dnfiujdffa whfuhsdf uihAUI 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8T11:27:00.647377257</meta:creation-date>
    <dc:date>2023-08-18T11:27:40.083762444</dc:date>
    <meta:editing-duration>PT3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6" meta:character-count="48" meta:non-whitespace-character-count="43"/>
  </office:meta>
</office:document-meta>
</file>